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7">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2"/>
    <style:style style:name="P99" style:family="paragraph" style:parent-style-name="Standard" style:list-style-name="L9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8.2</text:p>
      <text:list xml:id="list701396864900937773" text:style-name="L92">
        <text:list-item>
          <text:p text:style-name="P98">3.7.5 introduced a scrollable GUI for small screens. Unfortunately, that caused resizing problem for all users. The version reverts back to the original GUI design.<text:line-break/></text:p>
        </text:list-item>
        <text:list-item>
          <text:p text:style-name="P98">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4167041477883626196" text:style-name="L1">
        <text:list-item>
          <text:p text:style-name="P10">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321761901958064213" text:style-name="L2">
        <text:list-item>
          <text:p text:style-name="P11">adds a tutorial button to supply a quick-start for new or infrequent users.<text:line-break/></text:p>
        </text:list-item>
      </text:list>
      <text:p text:style-name="Standard">version 3.7.9</text:p>
      <text:list xml:id="list4071175900175304211" text:style-name="L3">
        <text:list-item>
          <text:p text:style-name="P12">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13255701562249999" text:style-name="L4">
        <text:list-item>
          <text:p text:style-name="P13">added visible left, top, and bottom axes to main plot (with ticks to make easier to associate timestamp with point).<text:line-break/></text:p>
        </text:list-item>
      </text:list>
      <text:p text:style-name="Standard">version 3.7.7</text:p>
      <text:list xml:id="list5346674968594263535" text:style-name="L5">
        <text:list-item>
          <text:p text:style-name="P14">if timestamps are available in the csv file, they are used as x axis labels in the main plot.<text:line-break/></text:p>
        </text:list-item>
      </text:list>
      <text:p text:style-name="Standard">version 3.7.6</text:p>
      <text:list xml:id="list9094044354777664975" text:style-name="L6">
        <text:list-item>
          <text:p text:style-name="P15">changed the way QMainWindow and Qapplication were referenced to accommodate the latest Anaconda version, which has reorganized where those modules are stored. </text:p>
          <text:p text:style-name="P15">This was causing a fatal startup error.<text:line-break/> </text:p>
        </text:list-item>
      </text:list>
      <text:p text:style-name="Standard">version 3.7.5</text:p>
      <text:list xml:id="list7336426048827018587" text:style-name="L7">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text:soft-page-break/>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4647315729631852033" text:style-name="L8">
        <text:list-item>
          <text:p text:style-name="P16">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000380020599349629" text:style-name="L9">
        <text:list-item>
          <text:p text:style-name="P17">adds code line needed by any Mac users that are running Big Sur<text:line-break/></text:p>
        </text:list-item>
      </text:list>
      <text:p text:style-name="Standard">version 3.7.2</text:p>
      <text:list xml:id="list7896148071985258856" text:style-name="L10">
        <text:list-item>
          <text:p text:style-name="P18">fixes bug that caused all analysis attempts to 'stall'</text:p>
        </text:list-item>
      </text:list>
      <text:p text:style-name="Standard"/>
      <text:p text:style-name="Standard">version 3.7.1</text:p>
      <text:list xml:id="list5526099541693616427" text:style-name="L11">
        <text:list-item>
          <text:p text:style-name="P19">fixed a bug in the r limb angle entry<text:line-break/></text:p>
        </text:list-item>
      </text:list>
      <text:p text:style-name="Standard">version 3.7.0</text:p>
      <text:list xml:id="list990952821539658325" text:style-name="L12">
        <text:list-item>
          <text:p text:style-name="P20">adds right-click help to ast speed label giving the equation to use if asteroid speed is not available but asteroid diameter and maximum duration are specified<text:line-break/></text:p>
        </text:list-item>
        <text:list-item>
          <text:p text:style-name="P20">adds suggestion to right-click help on penumbral fit checkbox for how to find the penumbral curve csv file that is provided for practice purposes.<text:line-break/></text:p>
        </text:list-item>
      </text:list>
      <text:p text:style-name="Standard">version 3.6.8</text:p>
      <text:list xml:id="list943243281581168936" text:style-name="L13">
        <text:list-item>
          <text:p text:style-name="P21">adds modeling of off centerline observations to lightcurve calibration curve generation<text:line-break/></text:p>
        </text:list-item>
      </text:list>
      <text:p text:style-name="Standard">version 3.6.7</text:p>
      <text:list xml:id="list2798403447812828173" text:style-name="L14">
        <text:list-item>
          <text:p text:style-name="P22">clarified the location of the Enable Manual Timestamp Entry checkbox in the pop-up message appears when there are no timestamps in the csv file.<text:line-break/></text:p>
        </text:list-item>
      </text:list>
      <text:p text:style-name="Standard">version 3.6.6</text:p>
      <text:list xml:id="list5698123859409163366" text:style-name="L15">
        <text:list-item>
          <text:p text:style-name="P23">modified the lightcurve demo to show more clearly the camera exposure function and the star intensity function that are convolved with the diffraction <text:soft-page-break/>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966424130941207387" text:style-name="L16">
        <text:list-item>
          <text:p text:style-name="P24">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1424698312071282442" text:style-name="L17">
        <text:list-item>
          <text:p text:style-name="P25">version 3.6.2 would open .xlsx Report file on Mac, but not Windows. This version attempts to fix that (Windows needs a different command to open a file).<text:line-break/></text:p>
        </text:list-item>
      </text:list>
      <text:p text:style-name="Standard">version 3.6.2</text:p>
      <text:list xml:id="list597401227696790900" text:style-name="L18">
        <text:list-item>
          <text:p text:style-name="P26">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8884822139732694659" text:style-name="L19">
        <text:list-item>
          <text:p text:style-name="P27">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7058215762913475732" text:style-name="L20">
        <text:list-item>
          <text:p text:style-name="P28"><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soft-page-break/><text:line-break/><text:span text:style-name="T14">…</text:span> <text:span text:style-name="T14">MUST BE CONVERTED to .xlsx for use by PyOTE!<text:line-break/></text:span></text:p>
          <text:p text:style-name="P28"><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933546717034942508" text:style-name="L21">
        <text:list-item>
          <text:p text:style-name="P29">fixed another bug in penumbral curve fit and removed diagnostic printouts.<text:line-break/></text:p>
        </text:list-item>
      </text:list>
      <text:p text:style-name="Standard">version 3.5.8</text:p>
      <text:list xml:id="list2467854646011408960" text:style-name="L22">
        <text:list-item>
          <text:p text:style-name="P30">fixed a number of bugs in the penumbral curve fit code<text:line-break/></text:p>
        </text:list-item>
      </text:list>
      <text:p text:style-name="Standard">version 3.5.7</text:p>
      <text:list xml:id="list3045498986939512209" text:style-name="L23">
        <text:list-item>
          <text:p text:style-name="P3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253644052258295203" text:style-name="L24">
        <text:list-item>
          <text:p text:style-name="P3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720612931703609278" text:style-name="L25">
        <text:list-item>
          <text:p text:style-name="P33">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2670391621291937954" text:style-name="L26">
        <text:list-item>
          <text:p text:style-name="P34"><text:soft-page-break/>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6198719614047479563" text:style-name="L27">
        <text:list-item>
          <text:p text:style-name="P3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9164201644032002433" text:style-name="L28">
        <text:list-item>
          <text:p text:style-name="P3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442616804669848740" text:style-name="L29">
        <text:list-item>
          <text:p text:style-name="P37">Added additional references to the North American Excel Spreadsheet report in the new section of the final report that bangs on about the start-of-exposure timing convention.<text:line-break/></text:p>
        </text:list-item>
      </text:list>
      <text:p text:style-name="Standard">version 3.5.0</text:p>
      <text:list xml:id="list5922346145666231694" text:style-name="L30">
        <text:list-item>
          <text:p text:style-name="P3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8">NEW: when 'trims' have been placed, a 'write csv' process will honor those values and produce a 'trimmed' output file.<text:line-break/></text:p>
        </text:list-item>
        <text:list-item>
          <text:p text:style-name="P38">NEW: when a light curve has been 'normalized', the changed values are written to the data table where, once again, a 'write csv' process will capture the results.<text:line-break/></text:p>
        </text:list-item>
        <text:list-item>
          <text:p text:style-name="P38">Added additional reminders that the start-of-exposure timestamp/timing convention is employed.</text:p>
        </text:list-item>
      </text:list>
      <text:p text:style-name="Standard"/>
      <text:p text:style-name="Standard"><text:soft-page-break/>version 3.4.9</text:p>
      <text:list xml:id="list5122455955828349575" text:style-name="L31">
        <text:list-item>
          <text:p text:style-name="P39">Added some explanatory language to the “Excel report” section regarding the proper interpretation of the 'false positive probability' number.<text:line-break/></text:p>
        </text:list-item>
      </text:list>
      <text:p text:style-name="Standard">version 3.4.8</text:p>
      <text:list xml:id="list3062297910538732507" text:style-name="L32">
        <text:list-item>
          <text:p text:style-name="P40">This version deals more realistically with high magDrop lightcurves by defining a 'limiting magDrop' as: <text:line-break/><text:line-break/><text:tab/>limMagDrop = 2.5 * log10( B / std(A) ) <text:line-break/><text:line-break/><text:tab/>std(A) is the noise level of A.</text:p>
          <text:p text:style-name="P40"><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245034644424419642" text:style-name="L33">
        <text:list-item>
          <text:p text:style-name="P41">Automatically loads the correct version of Adv2<text:line-break/></text:p>
        </text:list-item>
      </text:list>
      <text:p text:style-name="Standard">version 3.4.6</text:p>
      <text:list xml:id="list514578153677041661" text:style-name="L34">
        <text:list-item>
          <text:p text:style-name="P42">Adds AAV Version 2 file as a type that can be read (important when Do OCR check is enabled)</text:p>
        </text:list-item>
      </text:list>
      <text:p text:style-name="Standard"/>
      <text:p text:style-name="Standard">version 3.4.5</text:p>
      <text:list xml:id="list3251323561808260687" text:style-name="L35">
        <text:list-item>
          <text:p text:style-name="P43">Fixes block integration which was failing when more than 4 lightcurves were being processed.<text:line-break/></text:p>
        </text:list-item>
        <text:list-item>
          <text:p text:style-name="P43">Made use diff and Do OCR checkboxes sticky.<text:line-break/></text:p>
        </text:list-item>
      </text:list>
      <text:p text:style-name="Standard">version 3.4.4</text:p>
      <text:list xml:id="list7503452991367217718" text:style-name="L36">
        <text:list-item>
          <text:p text:style-name="P44">PyMovie files can have lightcurves extracted from more than 4 apertures (with <text:soft-page-break/>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163705060880692470" text:style-name="L37">
        <text:list-item>
          <text:p text:style-name="P45">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850522384719500899" text:style-name="L38">
        <text:list-item>
          <text:p text:style-name="P46">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428159280021799455" text:style-name="L39">
        <text:list-item>
          <text:p text:style-name="P47">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4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47">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074862961566472085" text:style-name="L40">
        <text:list-item>
          <text:p text:style-name="P48"><text:soft-page-break/>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862394912056753732" text:style-name="L41">
        <text:list-item>
          <text:p text:style-name="P49">Automatically installs cv2 if not already present. <text:s/>This package is needed for the new frame view feature.<text:line-break/></text:p>
        </text:list-item>
      </text:list>
      <text:p text:style-name="Standard">version 3.3.8</text:p>
      <text:list xml:id="list3357036613887753022" text:style-name="L42">
        <text:list-item>
          <text:p text:style-name="P5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9158633881269886495" text:style-name="L43">
        <text:list-item>
          <text:p text:style-name="P51">A new button (View frame) with an associated spinner for entry of a frame number has been added:</text:p>
          <text:p text:style-name="P51"/>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text:soft-page-break/>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29951325560078867" text:style-name="L44">
        <text:list-item>
          <text:p text:style-name="P52">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959350500316361373" text:style-name="L45">
        <text:list-item>
          <text:p text:style-name="P5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070405303185406287" text:style-name="L46">
        <text:list-item>
          <text:p text:style-name="P54">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577244568250672244" text:style-name="L47">
        <text:list-item>
          <text:p text:style-name="P5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185379621802113074" text:style-name="L48">
        <text:list-item>
          <text:p text:style-name="P56">Changed main plot so that the scroll wheel only zooms the x axis.</text:p>
        </text:list-item>
        <text:list-item>
          <text:p text:style-name="P56">Changed lightcurve plot so that it conforms properly to 'start-of-exposure'.<text:line-break/></text:p>
        </text:list-item>
      </text:list>
      <text:p text:style-name="Standard">version 3.2.8</text:p>
      <text:list xml:id="list4718375363911943114" text:style-name="L49">
        <text:list-item>
          <text:p text:style-name="P57">Changed font size in help files --- it was fine for Mac but too big for Win10<text:line-break/></text:p>
        </text:list-item>
      </text:list>
      <text:p text:style-name="Standard">version 3.2.7</text:p>
      <text:list xml:id="list6214714603122156618" text:style-name="L50">
        <text:list-item>
          <text:p text:style-name="P58">Removed the 'hover-for-help' and replaced it with a 'right-click-on-item' to get help. <text:s/>This scheme was introduced in PyMovie and I found it easier to use than the 'hover' scheme. <text:s/>In practice, the 'hover' popped up when it was not needed, <text:soft-page-break/>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398376744109213922" text:style-name="L51">
        <text:list-item>
          <text:p text:style-name="P59">This is a 'cosmetic' release --- there should be NO detectable differences from version 3.2.5 in terms of functionality.</text:p>
        </text:list-item>
        <text:list-item>
          <text:p text:style-name="P59">All python files were brought into compliance with PEP 8 coding standards. <text:s/>Only I care about that.</text:p>
        </text:list-item>
        <text:list-item>
          <text:p text:style-name="P5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9">All this 'cosmetic' work is in preparation for working on PyOTE issues again.<text:line-break/> </text:p>
        </text:list-item>
      </text:list>
      <text:p text:style-name="Standard">version 3.2.5</text:p>
      <text:list xml:id="list591537057369188945" text:style-name="L52">
        <text:list-item>
          <text:p text:style-name="P6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87427589172417734" text:style-name="L53">
        <text:list-item>
          <text:p text:style-name="P61">Modified the test for newer version to accommodate the different strings returned by pip 18.1 and pip 19.0+</text:p>
        </text:list-item>
        <text:list-item>
          <text:p text:style-name="P61">Added ability to invoke PyOTE from PyMovie with an externally supplied csv file that is automatically opened.<text:line-break/></text:p>
        </text:list-item>
      </text:list>
      <text:p text:style-name="Standard">version 3.2.3</text:p>
      <text:list xml:id="list2925990750099513614" text:style-name="L54">
        <text:list-item>
          <text:p text:style-name="P6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62">Added support for the PyMovie csv format<text:line-break/></text:p>
        </text:list-item>
      </text:list>
      <text:p text:style-name="Standard">version 3.2.1</text:p>
      <text:list xml:id="list450915292079214151" text:style-name="L55">
        <text:list-item>
          <text:p text:style-name="P6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text:soft-page-break/>have ramifications in the future (like a format change that has empty fields followed by non-empty fields --- not a likely expectation).<text:line-break/></text:p>
        </text:list-item>
      </text:list>
      <text:p text:style-name="Standard">version 3.2.0</text:p>
      <text:list xml:id="list136508425442842106" text:style-name="L56">
        <text:list-item>
          <text:p text:style-name="P64">Changed GUI to better align text on min max edit boxes to avoid confusion.<text:line-break/></text:p>
        </text:list-item>
      </text:list>
      <text:p text:style-name="Standard">version 3.1.9</text:p>
      <text:list xml:id="list8980739872118845881" text:style-name="L57">
        <text:list-item>
          <text:p text:style-name="P65">Fixed a bug in the test for a min/max solution search being constrained by a too large min value.<text:line-break/></text:p>
        </text:list-item>
      </text:list>
      <text:p text:style-name="Standard">version 3.1.8</text:p>
      <text:list xml:id="list7882792511299364537" text:style-name="L58">
        <text:list-item>
          <text:p text:style-name="P66">version 3.1.7 was released without an updated version history. <text:s/>Here is what was changed in 3.1.7:<text:line-break/></text:p>
        </text:list-item>
        <text:list-item>
          <text:p text:style-name="P6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019914367023713817" text:style-name="L59">
        <text:list-item>
          <text:p text:style-name="P67">Values entered in the Manual Timestamp Entry dialog box are now 'sticky', thus making corrections easy to do without requiring re-entry of all data. </text:p>
          <text:p text:style-name="P67"><text:line-break/>Also trapped is the case where a user has entered a custom frame time but failed to click the radio button indicating that it is to be used.<text:line-break/></text:p>
        </text:list-item>
      </text:list>
      <text:p text:style-name="Standard">version 3.1.5:</text:p>
      <text:list xml:id="list1738182826337188963" text:style-name="L60">
        <text:list-item>
          <text:p text:style-name="P6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902578198636514472" text:style-name="L61">
        <text:list-item>
          <text:p text:style-name="P69">Fixed error in new dropped reading detection logic when light curve was processed in field mode.<text:line-break/><text:soft-page-break/></text:p>
        </text:list-item>
        <text:list-item>
          <text:p text:style-name="P69">Cleaned up some language in tooltips.<text:line-break/></text:p>
        </text:list-item>
      </text:list>
      <text:p text:style-name="Standard">version 3.1.3:</text:p>
      <text:list xml:id="list641143309455009510" text:style-name="L62">
        <text:list-item>
          <text:p text:style-name="P7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0">Eliminated the 'entry num' column in the data matrix at the lower left of the GUI. The 'entry num' is unused and a possible source of confusion with the frame or field number for the unwary.<text:line-break/></text:p>
        </text:list-item>
        <text:list-item>
          <text:p text:style-name="P70">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786484014692828168" text:style-name="L63">
        <text:list-item>
          <text:p text:style-name="P7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396297875792402232" text:style-name="L64">
        <text:list-item>
          <text:p text:style-name="P7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750314052123835639" text:style-name="L65">
        <text:list-item>
          <text:p text:style-name="P73">Added a Mac version of a pyote startup file. <text:s/>It is automatically placed on the Desktop the first time pyote is run. <text:s/>Double-clicking on that Desktop file icon will start pyote thereafter.<text:line-break/><text:soft-page-break/> </text:p>
        </text:list-item>
      </text:list>
      <text:p text:style-name="Standard">version 3.0.8:</text:p>
      <text:list xml:id="list4566523263781390740" text:style-name="L66">
        <text:list-item>
          <text:p text:style-name="P7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024227856407396546" text:style-name="L67">
        <text:list-item>
          <text:p text:style-name="P7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593783890196171169" text:style-name="L68">
        <text:list-item>
          <text:p text:style-name="P7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671822403132541615" text:style-name="L69">
        <text:list-item>
          <text:p text:style-name="P7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3821795432157227985" text:style-name="L70">
        <text:list-item>
          <text:p text:style-name="P78">Disable the Accept integration button when user overrides an automatic block analysis with a manual block selection followed by a click on the Block integrate button.<text:line-break/></text:p>
        </text:list-item>
      </text:list>
      <text:p text:style-name="Standard">version 2.1.4:</text:p>
      <text:list xml:id="list3726629540788841497" text:style-name="L71">
        <text:list-item>
          <text:p text:style-name="P79">Corrected a bug that kept manual selection of block integration from being performed after a refusal to accept the automatic block analysis results.<text:line-break/></text:p>
        </text:list-item>
      </text:list>
      <text:p text:style-name="Standard">version 2.1.3:</text:p>
      <text:list xml:id="list8510951898844137358" text:style-name="L72">
        <text:list-item>
          <text:p text:style-name="P8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266890438414119164" text:style-name="L73">
        <text:list-item>
          <text:p text:style-name="P81">To ease usage of the automatic block integration feature, accepting the automatically determined block integration parameters no longer uses a modal <text:soft-page-break/>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156637962998703449" text:style-name="L74">
        <text:list-item>
          <text:p text:style-name="P82">Added progress bar tracking of block integration analysis because it can take an extended amount of time to complete the analysis when the light curve has many points.<text:line-break/></text:p>
        </text:list-item>
      </text:list>
      <text:p text:style-name="Standard">version 2.1.0</text:p>
      <text:list xml:id="list2141883177109895245" text:style-name="L75">
        <text:list-item>
          <text:p text:style-name="P8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236684754862680170" text:style-name="L76">
        <text:list-item>
          <text:p text:style-name="P84">Made the selection of Tooltip display 'sticky'</text:p>
        </text:list-item>
        <text:list-item>
          <text:p text:style-name="P84">Duration calculation when D and R span midnight now handled correctly</text:p>
        </text:list-item>
      </text:list>
      <text:p text:style-name="Standard"/>
      <text:p text:style-name="Standard">version 2.0.8</text:p>
      <text:list xml:id="list3243188263722618522" text:style-name="L77">
        <text:list-item>
          <text:p text:style-name="P85">toolTips changed to invoke and display in a custom dialog box that can be moved and resized to better accommodate legacy displays</text:p>
        </text:list-item>
        <text:list-item>
          <text:p text:style-name="P85">Calc flash timing calculation fixed to properly deal with the non-integer frame numbers that can result from field processed csv files</text:p>
        </text:list-item>
        <text:list-item>
          <text:p text:style-name="P85">Flash timing has been verified to work with integrated light curves</text:p>
        </text:list-item>
        <text:list-item>
          <text:p text:style-name="P8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562640050153780761" text:style-name="L78">
        <text:list-item>
          <text:p text:style-name="P86">Adds a button to calculate the edge position of an LED timing flash.</text:p>
        </text:list-item>
        <text:list-item>
          <text:p text:style-name="P8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6">Adds a checkbox to force manual entry of timestamp info. <text:s/>This is useful when OCR on a VTI timed light curve has catastrophic errors. <text:s/>It is always employed when using LED flash timing.</text:p>
        </text:list-item>
      </text:list>
      <text:list xml:id="list1399616608101909116" text:style-name="L79">
        <text:list-item>
          <text:p text:style-name="P87">During the error bar calculation, it is possible for the Cholesky decomposition <text:soft-page-break/>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19592543416062323" text:style-name="L80">
        <text:list-item>
          <text:p text:style-name="P8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940690380323941213" text:style-name="L81">
        <text:list-item>
          <text:p text:style-name="P89">files generated by pyote now contain PYOTE in the filename.<text:line-break/></text:p>
        </text:list-item>
        <text:list-item>
          <text:p text:style-name="P8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97967000047920847" text:style-name="L82">
        <text:list-item>
          <text:p text:style-name="P9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864562263027699344" text:style-name="L83">
        <text:list-item>
          <text:p text:style-name="P9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4733083975564410392" text:style-name="L84">
        <text:list-item>
          <text:p text:style-name="P9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872079253476302445" text:style-name="L85">
        <text:list-item>
          <text:p text:style-name="P93">improved handling of D and R region selection so that one cannot enter an invalid configuration --- automatic corrections/changes are applied.<text:line-break/></text:p>
        </text:list-item>
        <text:list-item>
          <text:p text:style-name="P9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3">removes unneeded 'analyze noise' buttons and rearranged other buttons to be in-line rather than one above the other to allow the vertical splitter between the plot area and report area more room to change (a help to those using screens <text:soft-page-break/>with relatively low pixel densities).</text:p>
        </text:list-item>
      </text:list>
      <text:p text:style-name="Standard"/>
      <text:p text:style-name="Standard">version 1.47</text:p>
      <text:list xml:id="list1034793992320418136" text:style-name="L86">
        <text:list-item>
          <text:p text:style-name="P94">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546270843515739100" text:style-name="L87">
        <text:list-item>
          <text:p text:style-name="P9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9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413117074314938415" text:style-name="L88">
        <text:list-item>
          <text:p text:style-name="P96">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890944024312395282" text:style-name="L89">
        <text:list-item>
          <text:p text:style-name="P9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155328829826169580" text:style-name="L90">
        <text:list-item>
          <text:p text:style-name="P9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8-07T14:31:02</dc:date>
    <meta:editing-cycles>127</meta:editing-cycles>
    <meta:editing-duration>PT23H6M36S</meta:editing-duration>
    <dc:creator>Robert Anderson</dc:creator>
    <meta:document-statistic meta:table-count="0" meta:image-count="3" meta:object-count="0" meta:page-count="18" meta:paragraph-count="244" meta:word-count="6939" meta:character-count="40549"/>
    <meta:template xlink:type="simple" xlink:actuate="onRequest" xlink:title="" xlink:href="Normal"/>
  </office:meta>
</office:document-meta>
</file>